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text-properties fo:font-size="24pt" style:font-size-asian="18pt" style:font-size-complex="18pt"/>
    </style:style>
    <style:style style:name="P5" style:family="paragraph">
      <style:text-properties fo:font-size="20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4cm" svg:x="1.4cm" svg:y="0.037cm" presentation:class="title" presentation:user-transformed="true">
          <draw:text-box>
            <text:p text:style-name="P1">Control Flow, Iterators, and Exceptio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xceptions, lifetime, use of predefined, handle and throw</text:p>
              </text:list-item>
              <text:list-item>
                <text:p>use of predefined iterators (for_each, copy, et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2.164cm" svg:x="1.4cm" svg:y="0.037cm" presentation:class="title">
          <draw:text-box>
            <text:p>sd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4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3H06M25S</meta:editing-duration>
    <meta:editing-cycles>26</meta:editing-cycles>
    <dc:date>2011-03-01T11:05:08</dc:date>
    <meta:generator>NeoOffice/3.1.2$Unix OpenOffice.org_project/Patch 0</meta:generator>
    <meta:document-statistic meta:object-count="27"/>
  </office:meta>
</office:document-meta>
</file>